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10000029938476429F1C45647.png" manifest:media-type="image/png"/>
  <manifest:file-entry manifest:full-path="Pictures/10000001000001DE0000024088701847BE30CBF5.png" manifest:media-type="image/png"/>
  <manifest:file-entry manifest:full-path="Pictures/10000001000004A6000002F4F7F98B19C70FC6D4.png" manifest:media-type="image/png"/>
  <manifest:file-entry manifest:full-path="Pictures/10000001000002480000023A6A7F999C8D999316.png" manifest:media-type="image/png"/>
  <manifest:file-entry manifest:full-path="Pictures/10000001000002B8000000F7DDBAA905671B9F5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065cm" svg:height="4.281cm" svg:x="1.635cm" svg:y="2.905cm">
          <draw:image xlink:href="Pictures/10000001000002B8000000F7DDBAA905671B9F58.png" xlink:type="simple" xlink:show="embed" xlink:actuate="onLoad" draw:mime-type="image/png">
            <text:p/>
          </draw:image>
        </draw:frame>
        <draw:frame draw:style-name="gr1" draw:text-style-name="P1" draw:layer="layout" svg:width="10.246cm" svg:height="10cm" svg:x="13.7cm" svg:y="9.415cm">
          <draw:image xlink:href="Pictures/10000001000002480000023A6A7F999C8D999316.png" xlink:type="simple" xlink:show="embed" xlink:actuate="onLoad" draw:mime-type="image/png">
            <text:p/>
          </draw:image>
        </draw:frame>
        <draw:frame draw:style-name="gr1" draw:text-style-name="P1" draw:layer="layout" svg:width="10.996cm" svg:height="6.985cm" svg:x="2.386cm" svg:y="11.16cm">
          <draw:image xlink:href="Pictures/10000001000004A6000002F4F7F98B19C70FC6D4.png" xlink:type="simple" xlink:show="embed" xlink:actuate="onLoad" draw:mime-type="image/png">
            <text:p/>
          </draw:image>
        </draw:frame>
        <draw:frame draw:style-name="gr1" draw:text-style-name="P1" draw:layer="layout" svg:width="5.363cm" svg:height="6.463cm" draw:transform="rotate (1.5707963267949) translate (17.079cm 8.302cm)">
          <draw:image xlink:href="Pictures/10000001000001DE0000024088701847BE30CBF5.png" xlink:type="simple" xlink:show="embed" xlink:actuate="onLoad" draw:mime-type="image/png">
            <text:p/>
          </draw:image>
        </draw:frame>
        <draw:frame draw:style-name="gr1" draw:text-style-name="P1" draw:layer="layout" svg:width="6.732cm" svg:height="6.985cm" svg:x="13.953cm" svg:y="1.952cm">
          <draw:image xlink:href="Pictures/10000001000002810000029938476429F1C4564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28T21:29:11.868236480</meta:creation-date>
    <dc:date>2024-07-30T12:44:20.125407923</dc:date>
    <meta:editing-duration>P1DT15H4M57S</meta:editing-duration>
    <meta:editing-cycles>3</meta:editing-cycles>
    <meta:generator>LibreOffice/7.3.7.2$Linux_X86_64 LibreOffice_project/30$Build-2</meta:generator>
    <meta:document-statistic meta:object-count="5"/>
  </office:meta>
</office:document-meta>
</file>